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4" style:family="paragraph" style:parent-style-name="Signature">
      <style:text-properties style:use-window-font-color="true" style:text-underline-style="none" fo:background-color="transparent"/>
    </style:style>
    <style:style style:name="P5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6" style:family="paragraph" style:parent-style-name="Heading_20_1">
      <style:text-properties style:use-window-font-color="true" style:text-underline-style="none" fo:background-color="transparent"/>
    </style:style>
    <style:style style:name="P7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fo:color="#2b2b2b" style:font-name="arial" fo:font-size="13.5pt" fo:letter-spacing="normal" fo:font-style="normal" fo:font-weight="bol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DOJ 1575 – Tr A</text:h>
      <text:p text:style-name="P4">——by A Code Rabbit</text:p>
      <text:h text:style-name="P7" text:outline-level="3">Description</text:h>
      <text:p text:style-name="Standard"><text:span text:style-name="T3"><text:tab/>求矩阵高次幂求余后主对角线上的和。</text:span>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<text:span text:style-name="T2">矩阵乘法和快速幂，其实快速幂是废话，矩阵乘法一般都会结合快速幂。</text:span></text:p>
      <text:p text:style-name="Standard"><text:span text:style-name="T2"><text:tab/>矩阵乘法要注意，初始化一个矩阵的时候，要按需求化为单位矩阵或者零矩阵。</text:span></text:p>
      <text:p text:style-name="Standard"><text:span text:style-name="T2"><text:tab/>一般单位矩阵用于乘法，而零矩阵用于加法。</text:span></text:p>
      <text:p text:style-name="Standard"><text:span text:style-name="T2"><text:tab/>写矩阵乘法的时候要细心，除了初始化还有蛮多点要注意的，好在代码比较简单，debug比较容易。</text:span></text:p>
      <text:p text:style-name="Standard"><text:span text:style-name="T2"><text:tab/>而快速幂，推荐用循环 + 位运算的方式，代码量少，速度快。</text:span></text:p>
      <text:p text:style-name="Standard"><text:span text:style-name="T2"><text:tab/>对于是面向对象来写，还是面向过程来写，我两种都写了，还是面向过程比较适合 ACM，面向对象过于冗长，而且他的好处也不是体现得很明显。 </text:span></text:p>
      <text:h text:style-name="Heading_20_3" text:outline-level="3">Solution</text:h>
      <text:section text:style-name="Sect1" text:name="区域1">
        <text:p text:style-name="P3">1. 面向对象的写法</text:p>
        <text:p text:style-name="P3">// HDOJ 1575</text:p>
        <text:p text:style-name="P3">// Tr A</text:p>
        <text:p text:style-name="P3">// by A Code Rabbit</text:p>
        <text:p text:style-name="P3"/>
        <text:p text:style-name="P3">#include &lt;cstdio&gt;</text:p>
        <text:p text:style-name="P3">#include &lt;cstring&gt;</text:p>
        <text:p text:style-name="P3"/>
        <text:p text:style-name="P3">const int LIMITS = 12;</text:p>
        <text:p text:style-name="P3">const int DIVISOR = 9973;</text:p>
        <text:p text:style-name="P3"/>
        <text:p text:style-name="P3">class Matrix{</text:p>
        <text:p text:style-name="P3">public:</text:p>
        <text:p text:style-name="P3"><text:s text:c="4"/>Matrix();</text:p>
        <text:p text:style-name="P3"><text:s text:c="4"/>Matrix(int);</text:p>
        <text:p text:style-name="P3"><text:s text:c="4"/>void Read();</text:p>
        <text:p text:style-name="P3"><text:s text:c="4"/>Matrix operator*(Matrix);</text:p>
        <text:p text:style-name="P3"><text:s text:c="4"/>Matrix operator=(Matrix);</text:p>
        <text:p text:style-name="P3"><text:s text:c="4"/>Matrix operator%(int);</text:p>
        <text:p text:style-name="P3"><text:s text:c="4"/>int GetTrace();</text:p>
        <text:p text:style-name="P3"><text:soft-page-break/>private:</text:p>
        <text:p text:style-name="P3"><text:s text:c="4"/>int element[LIMITS][LIMITS];</text:p>
        <text:p text:style-name="P3"><text:s text:c="4"/>int order;</text:p>
        <text:p text:style-name="P3">};</text:p>
        <text:p text:style-name="P3"/>
        <text:p text:style-name="P3">int t;</text:p>
        <text:p text:style-name="P3"/>
        <text:p text:style-name="P3">int n, k;</text:p>
        <text:p text:style-name="P3"/>
        <text:p text:style-name="P3"/>
        <text:p text:style-name="P3">int main() {</text:p>
        <text:p text:style-name="P3"><text:s text:c="4"/>scanf("%d", &amp;t);</text:p>
        <text:p text:style-name="P3"><text:s text:c="4"/>while (t--) {</text:p>
        <text:p text:style-name="P3"><text:s text:c="8"/>// Inputs.</text:p>
        <text:p text:style-name="P3"><text:s text:c="8"/>scanf("%d%d", &amp;n, &amp;k);</text:p>
        <text:p text:style-name="P3"><text:s text:c="8"/>Matrix matrix_one(n);</text:p>
        <text:p text:style-name="P3"><text:s text:c="8"/>matrix_one.Read();</text:p>
        <text:p text:style-name="P3"><text:s text:c="8"/>// Quick Power.</text:p>
        <text:p text:style-name="P3"><text:s text:c="8"/>Matrix matrix_ans(n);</text:p>
        <text:p text:style-name="P3"><text:s text:c="8"/>while (k) {</text:p>
        <text:p text:style-name="P3"><text:s text:c="12"/>if (k &amp; 1) {</text:p>
        <text:p text:style-name="P3"><text:s text:c="16"/>matrix_ans = (matrix_ans * matrix_one) % DIVISOR;</text:p>
        <text:p text:style-name="P3"><text:s text:c="12"/>}</text:p>
        <text:p text:style-name="P3"><text:s text:c="12"/>k &gt;&gt;= 1;</text:p>
        <text:p text:style-name="P3"><text:s text:c="12"/>matrix_one = (matrix_one * matrix_one) % DIVISOR;</text:p>
        <text:p text:style-name="P3"><text:s text:c="8"/>}</text:p>
        <text:p text:style-name="P3"><text:s text:c="8"/>// Outputs.</text:p>
        <text:p text:style-name="P3"><text:s text:c="8"/>printf("%d\n", matrix_ans.GetTrace());</text:p>
        <text:p text:style-name="P3"><text:s text:c="4"/>}</text:p>
        <text:p text:style-name="P3"/>
        <text:p text:style-name="P3"><text:s text:c="4"/>return 0;</text:p>
        <text:p text:style-name="P3">}</text:p>
        <text:p text:style-name="P3"/>
        <text:p text:style-name="P3">Matrix::Matrix() {</text:p>
        <text:p text:style-name="P3">}</text:p>
        <text:p text:style-name="P3"/>
        <text:p text:style-name="P3">Matrix::Matrix(int order) {</text:p>
        <text:p text:style-name="P3"><text:s text:c="4"/>this-&gt;order = order;</text:p>
        <text:p text:style-name="P3"><text:s text:c="4"/>for (int i = 0; i &lt; n; ++i) {</text:p>
        <text:p text:style-name="P3"><text:s text:c="8"/>for (int j = 0; j &lt; n; ++j) {</text:p>
        <text:p text:style-name="P3"><text:s text:c="12"/>this-&gt;element[i][j] = i == j ? 1 : 0;</text:p>
        <text:p text:style-name="P3"><text:soft-page-break/><text:s text:c="8"/>}</text:p>
        <text:p text:style-name="P3"><text:s text:c="4"/>}</text:p>
        <text:p text:style-name="P3">}</text:p>
        <text:p text:style-name="P3"/>
        <text:p text:style-name="P3">void Matrix::Read() {</text:p>
        <text:p text:style-name="P3"><text:s text:c="4"/>for (int i = 0; i &lt; this-&gt;order; ++i) {</text:p>
        <text:p text:style-name="P3"><text:s text:c="8"/>for (int j = 0; j &lt; this-&gt;order; ++j) {</text:p>
        <text:p text:style-name="P3"><text:s text:c="12"/>scanf("%d", &amp;this-&gt;element[i][j]);</text:p>
        <text:p text:style-name="P3"><text:s text:c="8"/>}</text:p>
        <text:p text:style-name="P3"><text:s text:c="4"/>}</text:p>
        <text:p text:style-name="P3">}</text:p>
        <text:p text:style-name="P3"/>
        <text:p text:style-name="P3">Matrix Matrix::operator*(Matrix one) {</text:p>
        <text:p text:style-name="P3"><text:s text:c="4"/>Matrix result(n);</text:p>
        <text:p text:style-name="P3"><text:s text:c="4"/>for (int i = 0; i &lt; this-&gt;order; ++i) {</text:p>
        <text:p text:style-name="P3"><text:s text:c="8"/>for (int j = 0; j &lt; this-&gt;order; ++j) {</text:p>
        <text:p text:style-name="P3"><text:s text:c="12"/>int sum = 0;</text:p>
        <text:p text:style-name="P3"><text:s text:c="12"/>for (int k = 0; k &lt; this-&gt;order; ++k) {</text:p>
        <text:p text:style-name="P3"><text:s text:c="16"/>sum += this-&gt;element[i][k] * one.element[k][j];</text:p>
        <text:p text:style-name="P3"><text:s text:c="12"/>}</text:p>
        <text:p text:style-name="P3"><text:s text:c="12"/>result.element[i][j] = sum;</text:p>
        <text:p text:style-name="P3"><text:s text:c="8"/>}</text:p>
        <text:p text:style-name="P3"><text:s text:c="4"/>}</text:p>
        <text:p text:style-name="P3"><text:s text:c="4"/>return result;</text:p>
        <text:p text:style-name="P3">}</text:p>
        <text:p text:style-name="P3"/>
        <text:p text:style-name="P3">Matrix Matrix::operator=(Matrix one) {</text:p>
        <text:p text:style-name="P3"><text:s text:c="4"/>for (int i = 0; i &lt; this-&gt;order; ++i) {</text:p>
        <text:p text:style-name="P3"><text:s text:c="8"/>for (int j = 0; j &lt; this-&gt;order; ++j) {</text:p>
        <text:p text:style-name="P3"><text:s text:c="12"/>this-&gt;element[i][j] = one.element[i][j];</text:p>
        <text:p text:style-name="P3"><text:s text:c="8"/>}</text:p>
        <text:p text:style-name="P3"><text:s text:c="4"/>}</text:p>
        <text:p text:style-name="P3"><text:s text:c="4"/>return *this;</text:p>
        <text:p text:style-name="P3">}</text:p>
        <text:p text:style-name="P3"/>
        <text:p text:style-name="P3">Matrix Matrix::operator%(int num) {</text:p>
        <text:p text:style-name="P3"><text:s text:c="4"/>for (int i = 0; i &lt; this-&gt;order; ++i) {</text:p>
        <text:p text:style-name="P3"><text:s text:c="8"/>for (int j = 0; j &lt; this-&gt;order; ++j) {</text:p>
        <text:p text:style-name="P3"><text:s text:c="12"/>this-&gt;element[i][j] %= num;</text:p>
        <text:p text:style-name="P3"><text:s text:c="8"/>}</text:p>
        <text:p text:style-name="P3"><text:s text:c="4"/>}</text:p>
        <text:p text:style-name="P3"><text:soft-page-break/><text:s text:c="4"/>return *this;</text:p>
        <text:p text:style-name="P3">}</text:p>
        <text:p text:style-name="P3"/>
        <text:p text:style-name="P3">int Matrix::GetTrace() {</text:p>
        <text:p text:style-name="P3"><text:s text:c="4"/>int sum = 0;</text:p>
        <text:p text:style-name="P3"><text:s text:c="4"/>for (int i = 0; i &lt; this-&gt;order; ++i) {</text:p>
        <text:p text:style-name="P3"><text:s text:c="8"/>sum = (sum + this-&gt;element[i][i]) % DIVISOR;</text:p>
        <text:p text:style-name="P3"><text:s text:c="4"/>}</text:p>
        <text:p text:style-name="P3"><text:s text:c="4"/>return sum;</text:p>
        <text:p text:style-name="P3">}</text:p>
        <text:p text:style-name="P3"/>
        <text:p text:style-name="P3">2. 面向过程的写法</text:p>
        <text:p text:style-name="P3">// HDOJ 1575</text:p>
        <text:p text:style-name="P3">// Tr A</text:p>
        <text:p text:style-name="P3">// by A Code Rabbit</text:p>
        <text:p text:style-name="P3"/>
        <text:p text:style-name="P3">#include &lt;cstdio&gt;</text:p>
        <text:p text:style-name="P3">#include &lt;cstring&gt;</text:p>
        <text:p text:style-name="P3"/>
        <text:p text:style-name="P3">const int LIMITS = 12;</text:p>
        <text:p text:style-name="P3">const int DIVISOR = 9973;</text:p>
        <text:p text:style-name="P3"/>
        <text:p text:style-name="P3">struct Matrix {</text:p>
        <text:p text:style-name="P3"><text:s text:c="4"/>int element[LIMITS][LIMITS];</text:p>
        <text:p text:style-name="P3">};</text:p>
        <text:p text:style-name="P3"/>
        <text:p text:style-name="P3">int t;</text:p>
        <text:p text:style-name="P3"/>
        <text:p text:style-name="P3">Matrix matrix_one;</text:p>
        <text:p text:style-name="P3">int n, k;</text:p>
        <text:p text:style-name="P3"/>
        <text:p text:style-name="P3">Matrix matrix_ans;</text:p>
        <text:p text:style-name="P3"/>
        <text:p text:style-name="P3">void Multiply(Matrix&amp; a, Matrix b);</text:p>
        <text:p text:style-name="P3">int GetTrace(Matrix a);</text:p>
        <text:p text:style-name="P3"/>
        <text:p text:style-name="P3">int main() {</text:p>
        <text:p text:style-name="P3"><text:s text:c="4"/>scanf("%d", &amp;t);</text:p>
        <text:p text:style-name="P3"><text:s text:c="4"/>while (t--) {</text:p>
        <text:p text:style-name="P3"><text:s text:c="8"/>// Inputs.</text:p>
        <text:p text:style-name="P3"><text:s text:c="8"/>scanf("%d%d", &amp;n, &amp;k);</text:p>
        <text:p text:style-name="P3"><text:soft-page-break/><text:s text:c="8"/>for (int i = 0; i &lt; n; ++i) {</text:p>
        <text:p text:style-name="P3"><text:s text:c="12"/>for (int j = 0; j &lt; n; ++j) {</text:p>
        <text:p text:style-name="P3"><text:s text:c="16"/>scanf("%d", &amp;matrix_one.element[i][j]);</text:p>
        <text:p text:style-name="P3"><text:s text:c="12"/>}</text:p>
        <text:p text:style-name="P3"><text:s text:c="8"/>}</text:p>
        <text:p text:style-name="P3"><text:s text:c="8"/>// Unitization.</text:p>
        <text:p text:style-name="P3"><text:s text:c="8"/>for (int i = 0; i &lt; n; ++i) {</text:p>
        <text:p text:style-name="P3"><text:s text:c="12"/>for (int j = 0; j &lt; n; ++j) {</text:p>
        <text:p text:style-name="P3"><text:s text:c="16"/>matrix_ans.element[i][j] = i == j ? 1 : 0; </text:p>
        <text:p text:style-name="P3"><text:s text:c="12"/>}</text:p>
        <text:p text:style-name="P3"><text:s text:c="8"/>}</text:p>
        <text:p text:style-name="P3"><text:s text:c="8"/>// Quick Power.</text:p>
        <text:p text:style-name="P3"><text:s text:c="8"/>while (k) {</text:p>
        <text:p text:style-name="P3"><text:s text:c="12"/>if (k &amp; 1) {</text:p>
        <text:p text:style-name="P3"><text:s text:c="16"/>Multiply(matrix_ans, matrix_one);</text:p>
        <text:p text:style-name="P3"><text:s text:c="12"/>}</text:p>
        <text:p text:style-name="P3"><text:s text:c="12"/>k &gt;&gt;= 1;</text:p>
        <text:p text:style-name="P3"><text:s text:c="12"/>Multiply(matrix_one, matrix_one);</text:p>
        <text:p text:style-name="P3"><text:s text:c="8"/>}</text:p>
        <text:p text:style-name="P3"><text:s text:c="8"/>// Outputs.</text:p>
        <text:p text:style-name="P3"><text:s text:c="8"/>printf("%d\n", GetTrace(matrix_ans));</text:p>
        <text:p text:style-name="P3"><text:s text:c="4"/>}</text:p>
        <text:p text:style-name="P3"/>
        <text:p text:style-name="P3"><text:s text:c="4"/>return 0;</text:p>
        <text:p text:style-name="P3">}</text:p>
        <text:p text:style-name="P3"/>
        <text:p text:style-name="P3">void Multiply(Matrix&amp; a, Matrix b) {</text:p>
        <text:p text:style-name="P3"><text:s text:c="4"/>Matrix c;</text:p>
        <text:p text:style-name="P3"><text:s text:c="4"/>for (int i = 0; i &lt; n; ++i) {</text:p>
        <text:p text:style-name="P3"><text:s text:c="8"/>for (int j = 0; j &lt; n; ++j) {</text:p>
        <text:p text:style-name="P3"><text:s text:c="12"/>c.element[i][j] = 0;</text:p>
        <text:p text:style-name="P3"><text:s text:c="12"/>for (int k = 0; k &lt; n; ++k) {</text:p>
        <text:p text:style-name="P3"><text:s text:c="16"/>c.element[i][j] += a.element[i][k] * b.element[k][j];</text:p>
        <text:p text:style-name="P3"><text:s text:c="12"/>}</text:p>
        <text:p text:style-name="P3"><text:s text:c="12"/>c.element[i][j] %= DIVISOR;</text:p>
        <text:p text:style-name="P3"><text:s text:c="8"/>}</text:p>
        <text:p text:style-name="P3"><text:s text:c="4"/>}</text:p>
        <text:p text:style-name="P3"><text:s text:c="4"/>a = c;</text:p>
        <text:p text:style-name="P3">}</text:p>
        <text:p text:style-name="P3"/>
        <text:p text:style-name="P3">int GetTrace(Matrix a) {</text:p>
        <text:p text:style-name="P3"><text:soft-page-break/><text:s text:c="4"/>int sum = 0;</text:p>
        <text:p text:style-name="P3"><text:s text:c="4"/>for (int i = 0; i &lt; n; ++i) {</text:p>
        <text:p text:style-name="P3"><text:s text:c="8"/>sum += a.element[i][i];</text:p>
        <text:p text:style-name="P3"><text:s text:c="4"/>}</text:p>
        <text:p text:style-name="P3"><text:s text:c="4"/>return sum % DIVISOR;</text:p>
        <text:p text:style-name="P3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1T22:51:00</dc:date>
    <meta:editing-duration>PT1H43M31S</meta:editing-duration>
    <meta:editing-cycles>40</meta:editing-cycles>
    <meta:generator>LibreOffice/3.5$Linux_X86_64 LibreOffice_project/350m1$Build-2</meta:generator>
    <meta:document-statistic meta:table-count="0" meta:image-count="0" meta:object-count="0" meta:page-count="6" meta:paragraph-count="179" meta:word-count="688" meta:character-count="4027" meta:non-whitespace-character-count="2799"/>
  </office:meta>
</office:document-meta>
</file>